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000000"/>
    </style:style>
    <style:style style:name="gr2" style:family="graphic" style:parent-style-name="standard">
      <style:graphic-properties draw:stroke="solid" svg:stroke-width="0.052cm" svg:stroke-color="#000000" draw:fill="solid" draw:fill-color="#cfe2f3" fo:padding-top="0.026cm" fo:padding-bottom="0.026cm" fo:padding-left="0.026cm" fo:padding-right="0.02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11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2.57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673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52cm" svg:stroke-color="#000000" draw:fill="solid" draw:fill-color="#bf9000" fo:padding-top="0.026cm" fo:padding-bottom="0.026cm" fo:padding-left="0.026cm" fo:padding-right="0.026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08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59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63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42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92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8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70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33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83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13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00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59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03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52cm" svg:stroke-color="#000000" draw:fill="solid" draw:fill-color="#93c47d" fo:padding-top="0.026cm" fo:padding-bottom="0.026cm" fo:padding-left="0.026cm" fo:padding-right="0.026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69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3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04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82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26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9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6.17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01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53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70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79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5.9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00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20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86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3.94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64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66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83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3.94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86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74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44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78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49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3.98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29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94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36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34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2.08cm" fo:padding-top="0cm" fo:padding-bottom="0cm" fo:padding-left="0cm" fo:padding-right="0cm"/>
    </style:style>
    <style:style style:name="gr54" style:family="graphic" style:parent-style-name="standard">
      <style:graphic-properties draw:stroke="solid" svg:stroke-width="0.052cm" svg:stroke-color="#000000" draw:fill="solid" draw:fill-color="#cfe2f3" fo:padding-top="0.026cm" fo:padding-bottom="0.026cm" fo:padding-left="0.026cm" fo:padding-right="0.026cm"/>
    </style:style>
    <style:style style:name="gr55" style:family="graphic" style:parent-style-name="standard">
      <style:graphic-properties draw:stroke="solid" svg:stroke-width="0.052cm" svg:stroke-color="#000000" draw:fill="solid" draw:fill-color="#cfe2f3" draw:textarea-horizontal-align="center" fo:padding-top="0.026cm" fo:padding-bottom="0.026cm" fo:padding-left="0.026cm" fo:padding-right="0.026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  <style:text-properties style:font-family-generic="roman"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family="Arial" style:font-family-generic="swiss" fo:font-size="14pt" fo:font-style="normal" fo:font-weight="normal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P5" style:family="paragraph">
      <style:text-properties fo:font-family="Arial" style:font-family-generic="swiss" style:font-pitch="variable" fo:font-size="14pt" style:font-size-asian="14pt" style:font-size-complex="14pt"/>
    </style:style>
    <style:style style:name="T1" style:family="text">
      <style:text-properties fo:color="#000000" fo:font-family="Arial" fo:font-size="14pt" style:font-size-asian="14pt" style:font-family-complex="Arial" style:font-size-complex="14pt"/>
    </style:style>
    <style:style style:name="T2" style:family="text">
      <style:text-properties fo:color="#000000" fo:font-family="Arial" fo:font-size="18pt" fo:font-weight="bold" style:font-size-asian="18pt" style:font-family-complex="Arial" style:font-size-complex="18pt" style:font-weight-complex="bold"/>
    </style:style>
    <style:style style:name="T3" style:family="text">
      <style:text-properties fo:color="#000000" fo:font-family="Arial" style:font-family-generic="swiss" fo:font-size="14pt" fo:font-style="normal" fo:font-weight="normal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T4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53.127cm" svg:height="41.591cm" svg:x="0cm" svg:y="0cm" svg:viewBox="0 0 53128 41592" draw:points="0,0 53128,0 53128,41592 0,41592">
          <text:p/>
        </draw:polygon>
        <draw:polygon draw:style-name="gr2" draw:layer="layout" svg:width="2.973cm" svg:height="1.304cm" svg:x="1.846cm" svg:y="7.468cm" svg:viewBox="0 0 2974 1305" draw:points="0,0 2974,0 2974,1305 0,1305">
          <text:p/>
        </draw:polygon>
        <draw:frame draw:style-name="gr3" draw:layer="layout" svg:width="2.39cm" svg:height="0.987cm" svg:x="2.139cm" svg:y="7.63cm">
          <draw:text-box>
            <text:p text:style-name="P1"><text:span text:style-name="T1">User Login</text:span></text:p>
          </draw:text-box>
        </draw:frame>
        <draw:polygon draw:style-name="gr2" draw:layer="layout" svg:width="2.972cm" svg:height="1.304cm" svg:x="6.859cm" svg:y="7.168cm" svg:viewBox="0 0 2973 1305" draw:points="0,0 2973,0 2973,1305 0,1305">
          <text:p/>
        </draw:polygon>
        <draw:frame draw:style-name="gr4" draw:layer="layout" svg:width="2.885cm" svg:height="1.27cm" svg:x="9.854cm" svg:y="5.449cm">
          <draw:text-box>
            <text:p text:style-name="P1"><text:span text:style-name="T2">New Task</text:span></text:p>
          </draw:text-box>
        </draw:frame>
        <draw:frame draw:style-name="gr5" draw:layer="layout" svg:width="1.814cm" svg:height="0.987cm" svg:x="7.509cm" svg:y="7.347cm">
          <draw:text-box>
            <text:p text:style-name="P1"><text:span text:style-name="T1">Add My </text:span></text:p>
          </draw:text-box>
        </draw:frame>
        <draw:polygon draw:style-name="gr6" draw:layer="layout" svg:width="6.465cm" svg:height="1.897cm" svg:x="31.491cm" svg:y="7.172cm" svg:viewBox="0 0 6466 1898" draw:points="0,0 6466,0 6466,1898 0,1898">
          <text:p/>
        </draw:polygon>
        <draw:frame draw:style-name="gr7" draw:layer="layout" svg:width="2.271cm" svg:height="0.987cm" svg:x="7.18cm" svg:y="7.814cm">
          <draw:text-box>
            <text:p text:style-name="P1"><text:span text:style-name="T1">New <text:s/>Task</text:span></text:p>
          </draw:text-box>
        </draw:frame>
        <draw:frame draw:style-name="gr8" draw:layer="layout" svg:width="5.742cm" svg:height="0.987cm" svg:x="31.925cm" svg:y="7.347cm">
          <draw:text-box>
            <text:p text:style-name="P1"><text:span text:style-name="T1">gets shared with all peers </text:span></text:p>
          </draw:text-box>
        </draw:frame>
        <draw:polygon draw:style-name="gr2" draw:layer="layout" svg:width="2.973cm" svg:height="1.304cm" svg:x="16.357cm" svg:y="7.268cm" svg:viewBox="0 0 2974 1305" draw:points="0,0 2974,0 2974,1305 0,1305">
          <text:p/>
        </draw:polygon>
        <draw:frame draw:style-name="gr9" draw:layer="layout" svg:width="2.885cm" svg:height="0.987cm" svg:x="33.284cm" svg:y="7.914cm">
          <draw:text-box>
            <text:p text:style-name="P1"><text:span text:style-name="T1">automatically</text:span></text:p>
          </draw:text-box>
        </draw:frame>
        <draw:frame draw:style-name="gr10" draw:layer="layout" svg:width="1.568cm" svg:height="0.987cm" svg:x="17.131cm" svg:y="7.347cm">
          <draw:text-box>
            <text:p text:style-name="P1"><text:span text:style-name="T1">Define </text:span></text:p>
          </draw:text-box>
        </draw:frame>
        <draw:polygon draw:style-name="gr2" draw:layer="layout" svg:width="2.972cm" svg:height="1.304cm" svg:x="11.986cm" svg:y="7.268cm" svg:viewBox="0 0 2973 1305" draw:points="0,0 2973,0 2973,1305 0,1305">
          <text:p/>
        </draw:polygon>
        <draw:frame draw:style-name="gr11" draw:layer="layout" svg:width="2.169cm" svg:height="0.987cm" svg:x="16.76cm" svg:y="7.914cm">
          <draw:text-box>
            <text:p text:style-name="P1"><text:span text:style-name="T1">frequency</text:span></text:p>
          </draw:text-box>
        </draw:frame>
        <draw:frame draw:style-name="gr10" draw:layer="layout" svg:width="1.568cm" svg:height="0.987cm" svg:x="12.759cm" svg:y="7.347cm">
          <draw:text-box>
            <text:p text:style-name="P1"><text:span text:style-name="T1">Define </text:span></text:p>
          </draw:text-box>
        </draw:frame>
        <draw:polygon draw:style-name="gr2" draw:layer="layout" svg:width="2.972cm" svg:height="1.304cm" svg:x="20.936cm" svg:y="7.268cm" svg:viewBox="0 0 2973 1305" draw:points="0,0 2973,0 2973,1305 0,1305">
          <text:p/>
        </draw:polygon>
        <draw:frame draw:style-name="gr12" draw:layer="layout" svg:width="1.073cm" svg:height="0.987cm" svg:x="12.924cm" svg:y="7.914cm">
          <draw:text-box>
            <text:p text:style-name="P1"><text:span text:style-name="T1">Type</text:span></text:p>
          </draw:text-box>
        </draw:frame>
        <draw:frame draw:style-name="gr13" draw:layer="layout" svg:width="1.844cm" svg:height="0.987cm" svg:x="21.572cm" svg:y="7.347cm">
          <draw:text-box>
            <text:p text:style-name="P1"><text:span text:style-name="T1">Choose </text:span></text:p>
          </draw:text-box>
        </draw:frame>
        <draw:polygon draw:style-name="gr2" draw:layer="layout" svg:width="3.315cm" svg:height="1.875cm" svg:x="25.577cm" svg:y="6.983cm" svg:viewBox="0 0 3316 1876" draw:points="0,0 3316,0 3316,1876 0,1876">
          <text:p/>
        </draw:polygon>
        <draw:frame draw:style-name="gr5" draw:layer="layout" svg:width="1.954cm" svg:height="0.987cm" svg:x="21.449cm" svg:y="7.914cm">
          <draw:text-box>
            <text:p text:style-name="P1"><text:span text:style-name="T1">objective</text:span></text:p>
          </draw:text-box>
        </draw:frame>
        <draw:frame draw:style-name="gr14" draw:layer="layout" svg:width="2.474cm" svg:height="0.987cm" svg:x="26.069cm" svg:y="7.063cm">
          <draw:text-box>
            <text:p text:style-name="P1"><text:span text:style-name="T1">Share with </text:span></text:p>
          </draw:text-box>
        </draw:frame>
        <draw:frame draw:style-name="gr15" draw:layer="layout" svg:width="1.979cm" svg:height="0.987cm" svg:x="26.316cm" svg:y="7.63cm">
          <draw:text-box>
            <text:p text:style-name="P1"><text:span text:style-name="T1">all/these </text:span></text:p>
          </draw:text-box>
        </draw:frame>
        <draw:polygon draw:style-name="gr2" draw:layer="layout" svg:width="2.972cm" svg:height="1.304cm" svg:x="1.478cm" svg:y="12.108cm" svg:viewBox="0 0 2973 1305" draw:points="0,0 2973,0 2973,1305 0,1305">
          <text:p/>
        </draw:polygon>
        <draw:frame draw:style-name="gr16" draw:layer="layout" svg:width="1.238cm" svg:height="0.987cm" svg:x="26.618cm" svg:y="8.198cm">
          <draw:text-box>
            <text:p text:style-name="P1"><text:span text:style-name="T1">peers</text:span></text:p>
          </draw:text-box>
        </draw:frame>
        <draw:polygon draw:style-name="gr2" draw:layer="layout" svg:width="2.973cm" svg:height="1.304cm" svg:x="5.851cm" svg:y="11.908cm" svg:viewBox="0 0 2974 1305" draw:points="0,0 2974,0 2974,1305 0,1305">
          <text:p/>
        </draw:polygon>
        <draw:frame draw:style-name="gr3" draw:layer="layout" svg:width="2.39cm" svg:height="0.987cm" svg:x="1.771cm" svg:y="12.27cm">
          <draw:text-box>
            <text:p text:style-name="P1"><text:span text:style-name="T1">User Login</text:span></text:p>
          </draw:text-box>
        </draw:frame>
        <draw:frame draw:style-name="gr17" draw:layer="layout" svg:width="2.28cm" svg:height="0.987cm" svg:x="6.268cm" svg:y="11.986cm">
          <draw:text-box>
            <text:p text:style-name="P1"><text:span text:style-name="T1">Mark task </text:span></text:p>
          </draw:text-box>
        </draw:frame>
        <draw:polygon draw:style-name="gr6" draw:layer="layout" svg:width="3.497cm" svg:height="1.874cm" svg:x="14.829cm" svg:y="11.761cm" svg:viewBox="0 0 3498 1875" draw:points="0,0 3498,0 3498,1875 0,1875">
          <text:p/>
        </draw:polygon>
        <draw:frame draw:style-name="gr18" draw:layer="layout" svg:width="2.28cm" svg:height="0.987cm" svg:x="6.199cm" svg:y="12.554cm">
          <draw:text-box>
            <text:p text:style-name="P1"><text:span text:style-name="T1">completed</text:span></text:p>
          </draw:text-box>
        </draw:frame>
        <draw:frame draw:style-name="gr19" draw:layer="layout" svg:width="1.733cm" svg:height="0.987cm" svg:x="15.782cm" svg:y="11.84cm">
          <draw:text-box>
            <text:p text:style-name="P1"><text:span text:style-name="T1">Update </text:span></text:p>
          </draw:text-box>
        </draw:frame>
        <draw:frame draw:style-name="gr20" draw:layer="layout" svg:width="2.174cm" svg:height="0.987cm" svg:x="15.563cm" svg:y="12.408cm">
          <draw:text-box>
            <text:p text:style-name="P1"><text:span text:style-name="T1">posted to </text:span></text:p>
          </draw:text-box>
        </draw:frame>
        <draw:polygon draw:style-name="gr21" draw:layer="layout" svg:width="2.972cm" svg:height="1.304cm" svg:x="10.426cm" svg:y="11.761cm" svg:viewBox="0 0 2973 1305" draw:points="0,0 2973,0 2973,1305 0,1305">
          <text:p/>
        </draw:polygon>
        <draw:frame draw:style-name="gr16" draw:layer="layout" svg:width="1.238cm" svg:height="0.987cm" svg:x="15.961cm" svg:y="12.975cm">
          <draw:text-box>
            <text:p text:style-name="P1"><text:span text:style-name="T1">peers</text:span></text:p>
          </draw:text-box>
        </draw:frame>
        <draw:frame draw:style-name="gr22" draw:layer="layout" svg:width="1.844cm" svg:height="0.987cm" svg:x="11.062cm" svg:y="11.839cm">
          <draw:text-box>
            <text:p text:style-name="P1"><text:span text:style-name="T1">Get self </text:span></text:p>
          </draw:text-box>
        </draw:frame>
        <draw:polygon draw:style-name="gr2" draw:layer="layout" svg:width="3.452cm" svg:height="1.715cm" svg:x="19.982cm" svg:y="11.908cm" svg:viewBox="0 0 3453 1716" draw:points="0,0 3453,0 3453,1716 0,1716">
          <text:p/>
        </draw:polygon>
        <draw:frame draw:style-name="gr23" draw:layer="layout" svg:width="1.209cm" svg:height="0.987cm" svg:x="11.309cm" svg:y="12.407cm">
          <draw:text-box>
            <text:p text:style-name="P1"><text:span text:style-name="T1">score</text:span></text:p>
          </draw:text-box>
        </draw:frame>
        <draw:frame draw:style-name="gr24" draw:layer="layout" svg:width="1.183cm" svg:height="0.987cm" svg:x="21.187cm" svg:y="11.908cm">
          <draw:text-box>
            <text:p text:style-name="P1"><text:span text:style-name="T1">Peer </text:span></text:p>
          </draw:text-box>
        </draw:frame>
        <draw:frame draw:style-name="gr25" draw:layer="layout" svg:width="2.965cm" svg:height="0.987cm" svg:x="20.296cm" svg:y="12.476cm">
          <draw:text-box>
            <text:p text:style-name="P1"><text:span text:style-name="T1">accepts/likes </text:span></text:p>
          </draw:text-box>
        </draw:frame>
        <draw:polygon draw:style-name="gr21" draw:layer="layout" svg:width="2.972cm" svg:height="1.304cm" svg:x="25.38cm" svg:y="11.761cm" svg:viewBox="0 0 2973 1305" draw:points="0,0 2973,0 2973,1305 0,1305">
          <text:p/>
        </draw:polygon>
        <draw:frame draw:style-name="gr26" draw:layer="layout" svg:width="1.513cm" svg:height="0.987cm" svg:x="20.954cm" svg:y="13.043cm">
          <draw:text-box>
            <text:p text:style-name="P1"><text:span text:style-name="T1">activity</text:span></text:p>
          </draw:text-box>
        </draw:frame>
        <draw:frame draw:style-name="gr27" draw:layer="layout" svg:width="2.059cm" svg:height="0.987cm" svg:x="25.906cm" svg:y="11.839cm">
          <draw:text-box>
            <text:p text:style-name="P1"><text:span text:style-name="T1">Get peer </text:span></text:p>
          </draw:text-box>
        </draw:frame>
        <draw:frame draw:style-name="gr23" draw:layer="layout" svg:width="1.209cm" svg:height="0.987cm" svg:x="26.263cm" svg:y="12.407cm">
          <draw:text-box>
            <text:p text:style-name="P1"><text:span text:style-name="T1">score</text:span></text:p>
          </draw:text-box>
        </draw:frame>
        <draw:polygon draw:style-name="gr2" draw:layer="layout" svg:width="2.972cm" svg:height="1.304cm" svg:x="0.742cm" svg:y="31.225cm" svg:viewBox="0 0 2973 1305" draw:points="0,0 2973,0 2973,1305 0,1305">
          <text:p/>
        </draw:polygon>
        <draw:frame draw:style-name="gr28" draw:layer="layout" svg:width="6.517cm" svg:height="1.27cm" svg:x="7.831cm" svg:y="10.084cm">
          <draw:text-box>
            <text:p text:style-name="P1"><text:span text:style-name="T2">Mark Task Completed</text:span></text:p>
          </draw:text-box>
        </draw:frame>
        <draw:polygon draw:style-name="gr2" draw:layer="layout" svg:width="3.872cm" svg:height="1.304cm" svg:x="4.914cm" svg:y="31.316cm" svg:viewBox="0 0 3873 1305" draw:points="0,0 3873,0 3873,1305 0,1305">
          <text:p/>
        </draw:polygon>
        <draw:frame draw:style-name="gr3" draw:layer="layout" svg:width="2.39cm" svg:height="0.987cm" svg:x="1.035cm" svg:y="31.387cm">
          <draw:text-box>
            <text:p text:style-name="P1"><text:span text:style-name="T1">User Login</text:span></text:p>
          </draw:text-box>
        </draw:frame>
        <draw:frame draw:style-name="gr29" draw:layer="layout" svg:width="3.097cm" svg:height="0.987cm" svg:x="5.341cm" svg:y="31.395cm">
          <draw:text-box>
            <text:p text:style-name="P1"><text:span text:style-name="T1">Suggest Task </text:span></text:p>
          </draw:text-box>
        </draw:frame>
        <draw:polygon draw:style-name="gr21" draw:layer="layout" svg:width="2.972cm" svg:height="1.304cm" svg:x="18.908cm" svg:y="31.257cm" svg:viewBox="0 0 2973 1305" draw:points="0,0 2973,0 2973,1305 0,1305">
          <text:p/>
        </draw:polygon>
        <draw:frame draw:style-name="gr30" draw:layer="layout" svg:width="1.704cm" svg:height="0.987cm" svg:x="6cm" svg:y="31.962cm">
          <draw:text-box>
            <text:p text:style-name="P1"><text:span text:style-name="T1">for peer</text:span></text:p>
          </draw:text-box>
        </draw:frame>
        <draw:frame draw:style-name="gr22" draw:layer="layout" svg:width="1.844cm" svg:height="0.987cm" svg:x="19.544cm" svg:y="31.336cm">
          <draw:text-box>
            <text:p text:style-name="P1"><text:span text:style-name="T1">Get self </text:span></text:p>
          </draw:text-box>
        </draw:frame>
        <draw:polygon draw:style-name="gr2" draw:layer="layout" svg:width="4.271cm" svg:height="1.715cm" svg:x="23.691cm" svg:y="31.111cm" svg:viewBox="0 0 4272 1716" draw:points="0,0 4272,0 4272,1716 0,1716">
          <text:p/>
        </draw:polygon>
        <draw:frame draw:style-name="gr23" draw:layer="layout" svg:width="1.209cm" svg:height="0.987cm" svg:x="19.791cm" svg:y="31.903cm">
          <draw:text-box>
            <text:p text:style-name="P1"><text:span text:style-name="T1">score</text:span></text:p>
          </draw:text-box>
        </draw:frame>
        <draw:frame draw:style-name="gr31" draw:layer="layout" svg:width="3.846cm" svg:height="0.987cm" svg:x="23.975cm" svg:y="31.395cm">
          <draw:text-box>
            <text:p text:style-name="P1"><text:span text:style-name="T1">Peer accepts the </text:span></text:p>
          </draw:text-box>
        </draw:frame>
        <draw:polygon draw:style-name="gr21" draw:layer="layout" svg:width="2.972cm" svg:height="1.304cm" svg:x="29.436cm" svg:y="31.257cm" svg:viewBox="0 0 2973 1305" draw:points="0,0 2973,0 2973,1305 0,1305">
          <text:p/>
        </draw:polygon>
        <draw:frame draw:style-name="gr32" draw:layer="layout" svg:width="3.05cm" svg:height="0.987cm" svg:x="24.304cm" svg:y="31.962cm">
          <draw:text-box>
            <text:p text:style-name="P1"><text:span text:style-name="T1">suggsted task</text:span></text:p>
          </draw:text-box>
        </draw:frame>
        <draw:frame draw:style-name="gr3" draw:layer="layout" svg:width="2.254cm" svg:height="0.987cm" svg:x="29.866cm" svg:y="31.336cm">
          <draw:text-box>
            <text:p text:style-name="P1"><text:span text:style-name="T1">Peer gets </text:span></text:p>
          </draw:text-box>
        </draw:frame>
        <draw:frame draw:style-name="gr23" draw:layer="layout" svg:width="1.209cm" svg:height="0.987cm" svg:x="30.319cm" svg:y="31.903cm">
          <draw:text-box>
            <text:p text:style-name="P1"><text:span text:style-name="T1">score</text:span></text:p>
          </draw:text-box>
        </draw:frame>
        <draw:polygon draw:style-name="gr2" draw:layer="layout" svg:width="2.972cm" svg:height="1.304cm" svg:x="0.902cm" svg:y="21.938cm" svg:viewBox="0 0 2973 1305" draw:points="0,0 2973,0 2973,1305 0,1305">
          <text:p/>
        </draw:polygon>
        <draw:frame draw:style-name="gr33" draw:layer="layout" svg:width="6.318cm" svg:height="1.27cm" svg:x="8.16cm" svg:y="29.364cm">
          <draw:text-box>
            <text:p text:style-name="P1"><text:span text:style-name="T2">Peer suggests a task</text:span></text:p>
          </draw:text-box>
        </draw:frame>
        <draw:polygon draw:style-name="gr2" draw:layer="layout" svg:width="2.973cm" svg:height="1.304cm" svg:x="5.275cm" svg:y="21.938cm" svg:viewBox="0 0 2974 1305" draw:points="0,0 2974,0 2974,1305 0,1305">
          <text:p/>
        </draw:polygon>
        <draw:frame draw:style-name="gr3" draw:layer="layout" svg:width="2.39cm" svg:height="0.987cm" svg:x="1.195cm" svg:y="22.101cm">
          <draw:text-box>
            <text:p text:style-name="P1"><text:span text:style-name="T1">User Login</text:span></text:p>
          </draw:text-box>
        </draw:frame>
        <draw:polygon draw:style-name="gr2" draw:layer="layout" svg:width="3.451cm" svg:height="1.715cm" svg:x="10.698cm" svg:y="21.738cm" svg:viewBox="0 0 3452 1716" draw:points="0,0 3452,0 3452,1716 0,1716">
          <text:p/>
        </draw:polygon>
        <draw:frame draw:style-name="gr34" draw:layer="layout" svg:width="2.169cm" svg:height="0.987cm" svg:x="5.678cm" svg:y="22.101cm">
          <draw:text-box>
            <text:p text:style-name="P1"><text:span text:style-name="T1">New Peer</text:span></text:p>
          </draw:text-box>
        </draw:frame>
        <draw:frame draw:style-name="gr24" draw:layer="layout" svg:width="1.183cm" svg:height="0.987cm" svg:x="11.903cm" svg:y="21.738cm">
          <draw:text-box>
            <text:p text:style-name="P1"><text:span text:style-name="T1">Peer </text:span></text:p>
          </draw:text-box>
        </draw:frame>
        <draw:frame draw:style-name="gr25" draw:layer="layout" svg:width="2.965cm" svg:height="0.987cm" svg:x="11.011cm" svg:y="22.306cm">
          <draw:text-box>
            <text:p text:style-name="P1"><text:span text:style-name="T1">accepts/likes </text:span></text:p>
          </draw:text-box>
        </draw:frame>
        <draw:polygon draw:style-name="gr21" draw:layer="layout" svg:width="2.973cm" svg:height="1.304cm" svg:x="16.089cm" svg:y="22.044cm" svg:viewBox="0 0 2974 1305" draw:points="0,0 2974,0 2974,1305 0,1305">
          <text:p/>
        </draw:polygon>
        <draw:frame draw:style-name="gr35" draw:layer="layout" svg:width="1.374cm" svg:height="0.987cm" svg:x="11.738cm" svg:y="22.874cm">
          <draw:text-box>
            <text:p text:style-name="P1"><text:span text:style-name="T1">to pair</text:span></text:p>
          </draw:text-box>
        </draw:frame>
        <draw:frame draw:style-name="gr36" draw:layer="layout" svg:width="2.144cm" svg:height="0.987cm" svg:x="16.506cm" svg:y="22.306cm">
          <draw:text-box>
            <text:p text:style-name="P1"><text:span text:style-name="T1">Get score</text:span></text:p>
          </draw:text-box>
        </draw:frame>
        <draw:polygon draw:style-name="gr6" draw:layer="layout" svg:width="3.497cm" svg:height="1.874cm" svg:x="0.902cm" svg:y="26.289cm" svg:viewBox="0 0 3498 1875" draw:points="0,0 3498,0 3498,1875 0,1875">
          <text:p/>
        </draw:polygon>
        <draw:frame draw:style-name="gr37" draw:layer="layout" svg:width="4.201cm" svg:height="1.27cm" svg:x="9.219cm" svg:y="20.051cm">
          <draw:text-box>
            <text:p text:style-name="P1"><text:span text:style-name="T2">Add new Peer</text:span></text:p>
          </draw:text-box>
        </draw:frame>
        <draw:frame draw:style-name="gr38" draw:layer="layout" svg:width="1.784cm" svg:height="0.987cm" svg:x="1.828cm" svg:y="26.369cm">
          <draw:text-box>
            <text:p text:style-name="P1"><text:span text:style-name="T1">System </text:span></text:p>
          </draw:text-box>
        </draw:frame>
        <draw:frame draw:style-name="gr9" draw:layer="layout" svg:width="2.775cm" svg:height="0.987cm" svg:x="1.334cm" svg:y="26.936cm">
          <draw:text-box>
            <text:p text:style-name="P1"><text:span text:style-name="T1">detects task </text:span></text:p>
          </draw:text-box>
        </draw:frame>
        <draw:polygon draw:style-name="gr21" draw:layer="layout" svg:width="4.375cm" svg:height="1.992cm" svg:x="6.177cm" svg:y="26.489cm" svg:viewBox="0 0 4376 1993" draw:points="0,0 4376,0 4376,1993 0,1993">
          <text:p/>
        </draw:polygon>
        <draw:frame draw:style-name="gr39" draw:layer="layout" svg:width="2.94cm" svg:height="0.987cm" svg:x="1.183cm" svg:y="27.504cm">
          <draw:text-box>
            <text:p text:style-name="P1"><text:span text:style-name="T1">was not done</text:span></text:p>
          </draw:text-box>
        </draw:frame>
        <draw:frame draw:style-name="gr40" draw:layer="layout" svg:width="3.986cm" svg:height="0.987cm" svg:x="6.513cm" svg:y="26.711cm">
          <draw:text-box>
            <text:p text:style-name="P1"><text:span text:style-name="T1">Get self negative <text:s/></text:span></text:p>
          </draw:text-box>
        </draw:frame>
        <draw:frame draw:style-name="gr23" draw:layer="layout" svg:width="1.209cm" svg:height="0.987cm" svg:x="7.761cm" svg:y="27.279cm">
          <draw:text-box>
            <text:p text:style-name="P1"><text:span text:style-name="T1">score</text:span></text:p>
          </draw:text-box>
        </draw:frame>
        <draw:polygon draw:style-name="gr21" draw:layer="layout" svg:width="5.565cm" svg:height="1.992cm" svg:x="12.32cm" svg:y="26.33cm" svg:viewBox="0 0 5566 1993" draw:points="0,0 5566,0 5566,1993 0,1993">
          <text:p/>
        </draw:polygon>
        <draw:frame draw:style-name="gr41" draw:layer="layout" svg:width="4.261cm" svg:height="1.27cm" svg:x="9.567cm" svg:y="24.327cm">
          <draw:text-box>
            <text:p text:style-name="P1"><text:span text:style-name="T2">Task not done</text:span></text:p>
          </draw:text-box>
        </draw:frame>
        <draw:frame draw:style-name="gr42" draw:layer="layout" svg:width="4.011cm" svg:height="0.987cm" svg:x="13.168cm" svg:y="26.369cm">
          <draw:text-box>
            <text:p text:style-name="P1"><text:span text:style-name="T1">Peer get negative </text:span></text:p>
          </draw:text-box>
        </draw:frame>
        <draw:frame draw:style-name="gr43" draw:layer="layout" svg:width="2.885cm" svg:height="0.987cm" svg:x="13.731cm" svg:y="26.936cm">
          <draw:text-box>
            <text:p text:style-name="P1"><text:span text:style-name="T1">score for not </text:span></text:p>
          </draw:text-box>
        </draw:frame>
        <draw:polygon draw:style-name="gr2" draw:layer="layout" svg:width="2.972cm" svg:height="1.304cm" svg:x="0.902cm" svg:y="17.341cm" svg:viewBox="0 0 2973 1305" draw:points="0,0 2973,0 2973,1305 0,1305">
          <text:p/>
        </draw:polygon>
        <draw:frame draw:style-name="gr44" draw:layer="layout" svg:width="2.72cm" svg:height="0.987cm" svg:x="13.745cm" svg:y="27.504cm">
          <draw:text-box>
            <text:p text:style-name="P1"><text:span text:style-name="T1">encouraging</text:span></text:p>
          </draw:text-box>
        </draw:frame>
        <draw:polygon draw:style-name="gr2" draw:layer="layout" svg:width="2.973cm" svg:height="1.304cm" svg:x="5.275cm" svg:y="17.341cm" svg:viewBox="0 0 2974 1305" draw:points="0,0 2974,0 2974,1305 0,1305">
          <text:p/>
        </draw:polygon>
        <draw:frame draw:style-name="gr3" draw:layer="layout" svg:width="2.39cm" svg:height="0.987cm" svg:x="1.195cm" svg:y="17.603cm">
          <draw:text-box>
            <text:p text:style-name="P1"><text:span text:style-name="T1">User Login</text:span></text:p>
          </draw:text-box>
        </draw:frame>
        <draw:frame draw:style-name="gr45" draw:layer="layout" svg:width="1.128cm" svg:height="0.987cm" svg:x="6.268cm" svg:y="17.319cm">
          <draw:text-box>
            <text:p text:style-name="P1"><text:span text:style-name="T1">New </text:span></text:p>
          </draw:text-box>
        </draw:frame>
        <draw:polygon draw:style-name="gr6" draw:layer="layout" svg:width="3.497cm" svg:height="1.874cm" svg:x="14.253cm" svg:y="17.093cm" svg:viewBox="0 0 3498 1875" draw:points="0,0 3498,0 3498,1875 0,1875">
          <text:p/>
        </draw:polygon>
        <draw:frame draw:style-name="gr46" draw:layer="layout" svg:width="2.059cm" svg:height="0.987cm" svg:x="5.733cm" svg:y="17.887cm">
          <draw:text-box>
            <text:p text:style-name="P1"><text:span text:style-name="T1">Objective</text:span></text:p>
          </draw:text-box>
        </draw:frame>
        <draw:frame draw:style-name="gr19" draw:layer="layout" svg:width="1.733cm" svg:height="0.987cm" svg:x="15.206cm" svg:y="17.173cm">
          <draw:text-box>
            <text:p text:style-name="P1"><text:span text:style-name="T1">Update </text:span></text:p>
          </draw:text-box>
        </draw:frame>
        <draw:frame draw:style-name="gr47" draw:layer="layout" svg:width="2.639cm" svg:height="0.987cm" svg:x="14.754cm" svg:y="17.74cm">
          <draw:text-box>
            <text:p text:style-name="P1"><text:span text:style-name="T1">objective to </text:span></text:p>
          </draw:text-box>
        </draw:frame>
        <draw:polygon draw:style-name="gr21" draw:layer="layout" svg:width="2.972cm" svg:height="1.304cm" svg:x="9.832cm" svg:y="17.241cm" svg:viewBox="0 0 2973 1305" draw:points="0,0 2973,0 2973,1305 0,1305">
          <text:p/>
        </draw:polygon>
        <draw:frame draw:style-name="gr16" draw:layer="layout" svg:width="1.238cm" svg:height="0.987cm" svg:x="15.385cm" svg:y="18.308cm">
          <draw:text-box>
            <text:p text:style-name="P1"><text:span text:style-name="T1">peers</text:span></text:p>
          </draw:text-box>
        </draw:frame>
        <draw:frame draw:style-name="gr22" draw:layer="layout" svg:width="1.844cm" svg:height="0.987cm" svg:x="10.468cm" svg:y="17.319cm">
          <draw:text-box>
            <text:p text:style-name="P1"><text:span text:style-name="T1">Get self </text:span></text:p>
          </draw:text-box>
        </draw:frame>
        <draw:polygon draw:style-name="gr2" draw:layer="layout" svg:width="3.452cm" svg:height="1.714cm" svg:x="19.406cm" svg:y="17.241cm" svg:viewBox="0 0 3453 1715" draw:points="0,0 3453,0 3453,1715 0,1715">
          <text:p/>
        </draw:polygon>
        <draw:frame draw:style-name="gr23" draw:layer="layout" svg:width="1.209cm" svg:height="0.987cm" svg:x="10.715cm" svg:y="17.887cm">
          <draw:text-box>
            <text:p text:style-name="P1"><text:span text:style-name="T1">score</text:span></text:p>
          </draw:text-box>
        </draw:frame>
        <draw:frame draw:style-name="gr24" draw:layer="layout" svg:width="1.183cm" svg:height="0.987cm" svg:x="20.611cm" svg:y="17.24cm">
          <draw:text-box>
            <text:p text:style-name="P1"><text:span text:style-name="T1">Peer </text:span></text:p>
          </draw:text-box>
        </draw:frame>
        <draw:frame draw:style-name="gr25" draw:layer="layout" svg:width="2.965cm" svg:height="0.987cm" svg:x="19.72cm" svg:y="17.808cm">
          <draw:text-box>
            <text:p text:style-name="P1"><text:span text:style-name="T1">accepts/likes </text:span></text:p>
          </draw:text-box>
        </draw:frame>
        <draw:polygon draw:style-name="gr21" draw:layer="layout" svg:width="2.972cm" svg:height="1.304cm" svg:x="24.252cm" svg:y="17.446cm" svg:viewBox="0 0 2973 1305" draw:points="0,0 2973,0 2973,1305 0,1305">
          <text:p/>
        </draw:polygon>
        <draw:frame draw:style-name="gr5" draw:layer="layout" svg:width="1.954cm" svg:height="0.987cm" svg:x="20.159cm" svg:y="18.376cm">
          <draw:text-box>
            <text:p text:style-name="P1"><text:span text:style-name="T1">objective</text:span></text:p>
          </draw:text-box>
        </draw:frame>
        <draw:frame draw:style-name="gr27" draw:layer="layout" svg:width="2.059cm" svg:height="0.987cm" svg:x="24.778cm" svg:y="17.524cm">
          <draw:text-box>
            <text:p text:style-name="P1"><text:span text:style-name="T1">Get peer </text:span></text:p>
          </draw:text-box>
        </draw:frame>
        <draw:frame draw:style-name="gr23" draw:layer="layout" svg:width="1.209cm" svg:height="0.987cm" svg:x="25.135cm" svg:y="18.092cm">
          <draw:text-box>
            <text:p text:style-name="P1"><text:span text:style-name="T1">score</text:span></text:p>
          </draw:text-box>
        </draw:frame>
        <draw:polygon draw:style-name="gr2" draw:layer="layout" svg:width="5.354cm" svg:height="1.304cm" svg:x="10.65cm" svg:y="31.257cm" svg:viewBox="0 0 5355 1305" draw:points="0,0 5355,0 5355,1305 0,1305">
          <text:p/>
        </draw:polygon>
        <draw:frame draw:style-name="gr48" draw:layer="layout" svg:width="4.341cm" svg:height="1.27cm" svg:x="9.148cm" svg:y="14.987cm">
          <draw:text-box>
            <text:p text:style-name="P1"><text:span text:style-name="T2">New Objective</text:span></text:p>
          </draw:text-box>
        </draw:frame>
        <draw:frame draw:style-name="gr49" draw:layer="layout" svg:width="4.434cm" svg:height="0.987cm" svg:x="11.181cm" svg:y="31.336cm">
          <draw:text-box>
            <text:p text:style-name="P1"><text:span text:style-name="T1">Choose from peer's </text:span></text:p>
          </draw:text-box>
        </draw:frame>
        <draw:polygon draw:style-name="gr21" draw:layer="layout" svg:width="7.656cm" svg:height="1.304cm" svg:x="33.867cm" svg:y="31.357cm" svg:viewBox="0 0 7657 1305" draw:points="0,0 7657,0 7657,1305 0,1305">
          <text:p/>
        </draw:polygon>
        <draw:frame draw:style-name="gr50" draw:layer="layout" svg:width="2.199cm" svg:height="0.987cm" svg:x="12.23cm" svg:y="31.903cm">
          <draw:text-box>
            <text:p text:style-name="P1"><text:span text:style-name="T1">objectives</text:span></text:p>
          </draw:text-box>
        </draw:frame>
        <draw:frame draw:style-name="gr51" draw:layer="layout" svg:width="6.509cm" svg:height="0.987cm" svg:x="34.513cm" svg:y="31.336cm">
          <draw:text-box>
            <text:p text:style-name="P1"><text:span text:style-name="T1">User gets gets repo score for </text:span></text:p>
          </draw:text-box>
        </draw:frame>
        <draw:frame draw:style-name="gr52" draw:layer="layout" svg:width="3.626cm" svg:height="0.987cm" svg:x="35.884cm" svg:y="31.903cm">
          <draw:text-box>
            <text:p text:style-name="P1"><text:span text:style-name="T1">good suggestion</text:span></text:p>
          </draw:text-box>
        </draw:frame>
        <draw:frame draw:style-name="gr53" draw:layer="layout" svg:width="2.33cm" svg:height="1.27cm" svg:x="9.948cm" svg:y="0.326cm">
          <draw:text-box>
            <text:p text:style-name="P1"><text:span text:style-name="T2">register</text:span></text:p>
          </draw:text-box>
        </draw:frame>
        <draw:polygon draw:style-name="gr54" draw:text-style-name="P3" draw:layer="layout" svg:width="2.973cm" svg:height="1.304cm" svg:x="5.851cm" svg:y="2.084cm" svg:viewBox="0 0 2974 1305" draw:points="0,0 2974,0 2974,1305 0,1305">
          <text:p text:style-name="P2"><text:span text:style-name="T3">invite </text:span></text:p>
          <text:p text:style-name="P2"><text:span text:style-name="T3">peers</text:span></text:p>
        </draw:polygon>
        <draw:g>
          <draw:polygon draw:style-name="gr54" draw:text-style-name="P3" draw:layer="layout" svg:width="2.972cm" svg:height="1.304cm" svg:x="1.478cm" svg:y="1.984cm" svg:viewBox="0 0 2973 1305" draw:points="0,0 2973,0 2973,1305 0,1305">
            <text:p text:style-name="P4"><text:span text:style-name="T3">register</text:span></text:p>
          </draw:polygon>
        </draw:g>
        <draw:polygon draw:style-name="gr54" draw:text-style-name="P3" draw:layer="layout" svg:width="2.972cm" svg:height="1.304cm" svg:x="10.233cm" svg:y="2.084cm" svg:viewBox="0 0 2973 1305" draw:points="0,0 2973,0 2973,1305 0,1305">
          <text:p text:style-name="P4"><text:span text:style-name="T3">Connect</text:span></text:p>
          <text:p text:style-name="P4"><text:span text:style-name="T3">facebook</text:span></text:p>
        </draw:polygon>
        <draw:g>
          <draw:polygon draw:style-name="gr55" draw:text-style-name="P5" draw:layer="layout" svg:width="2.973cm" svg:height="1.304cm" svg:x="14.15cm" svg:y="2.084cm" svg:viewBox="0 0 2974 1305" draw:points="0,0 2974,0 2974,1305 0,1305">
            <text:p text:style-name="P5"><text:span text:style-name="T4">Connect</text:span></text:p>
            <text:p text:style-name="P5"><text:span text:style-name="T4">twitter</text:span></text:p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53.128cm" fo:page-height="41.5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24T12:20:08</dc:date>
    <meta:generator>LibreOffice/3.6$MacOSX_x86 LibreOffice_project/2ef5aff-a6fb0ff-166bdff-cf087ad-0f1389</meta:generator>
    <meta:editing-duration>P3DT20H12M55S</meta:editing-duration>
    <meta:editing-cycles>3</meta:editing-cycles>
    <meta:document-statistic meta:object-count="114"/>
  </office:meta>
</office:document-meta>
</file>